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08 – Registrar Usuario</text:p>
      <text:p text:style-name="P1"/>
      <text:p text:style-name="P6"><text:span text:style-name="T1">Clase</text:span> Registración</text:p>
      <text:list xml:id="list762449215" text:style-name="L1">
        <text:list-item>
          <text:p text:style-name="P8">Responsabilidades</text:p>
          <text:list>
            <text:list-item>
              <text:p text:style-name="P9">Mostrar los campos a llenar para la registración</text:p>
            </text:list-item>
            <text:list-item>
              <text:p text:style-name="P9"/>
              <text:p text:style-name="P11"/>
            </text:list-item>
          </text:list>
        </text:list-item>
        <text:list-item>
          <text:p text:style-name="P8">Atributos</text:p>
          <text:list>
            <text:list-item>
              <text:p text:style-name="P9">Nombre usuario</text:p>
            </text:list-item>
            <text:list-item>
              <text:p text:style-name="P9">Apellido usuario</text:p>
            </text:list-item>
            <text:list-item>
              <text:p text:style-name="P9">Fecha de nacimiento</text:p>
            </text:list-item>
            <text:list-item>
              <text:p text:style-name="P9">Email usuario</text:p>
            </text:list-item>
            <text:list-item>
              <text:p text:style-name="P9">Contraseña<text:tab/></text:p>
              <text:p text:style-name="P9"/>
            </text:list-item>
          </text:list>
        </text:list-item>
      </text:list>
      <text:p text:style-name="P5"/>
      <text:p text:style-name="P5"/>
      <text:p text:style-name="P7"><text:bookmark-start text:name="__DdeLink__217_1968369728"/><text:span text:style-name="T1">Clase</text:span> Controlador de campos</text:p>
      <text:list xml:id="list941572660" text:continue-numbering="true" text:style-name="L1">
        <text:list-item>
          <text:p text:style-name="P8">Responsabilidades</text:p>
          <text:list>
            <text:list-item>
              <text:p text:style-name="P9">Saber qué campos fueron completados correctamente</text:p>
            </text:list-item>
            <text:list-item>
              <text:p text:style-name="P9">Avisar de inconsistencias</text:p>
            </text:list-item>
          </text:list>
        </text:list-item>
      </text:list>
      <text:p text:style-name="P4"/>
      <text:list xml:id="list1584339110" text:continue-numbering="true" text:style-name="L1">
        <text:list-item>
          <text:p text:style-name="P8">Atributos</text:p>
          <text:list>
            <text:list-item>
              <text:p text:style-name="P10"><text:bookmark-end text:name="__DdeLink__217_1968369728"/></text:p>
              <text:p text:style-name="P9"/>
            </text:list-item>
          </text:list>
        </text:list-item>
      </text:list>
      <text:p text:style-name="P5"/>
      <text:p text:style-name="P5"/>
      <text:p text:style-name="P7"><text:bookmark-start text:name="__DdeLink__219_1968369728"/><text:span text:style-name="T1">Clase</text:span> Controlador de Usuario existente</text:p>
      <text:list xml:id="list1599268578" text:continue-numbering="true" text:style-name="L1">
        <text:list-item>
          <text:p text:style-name="P8">Responsabilidades</text:p>
          <text:list>
            <text:list-item>
              <text:p text:style-name="P9">Saber sí un usuario existente tiene los mismos datos que el usuario que se desea loguear</text:p>
            </text:list-item>
            <text:list-item>
              <text:p text:style-name="P9">Verificar el rol de usuario que se desea loguear</text:p>
            </text:list-item>
            <text:list-item>
              <text:p text:style-name="P9">Verificar si el usuario logueante, previamente comprobado de existencia, ha ingresado una contraseña valida</text:p>
              <text:p text:style-name="P11"/>
            </text:list-item>
          </text:list>
        </text:list-item>
        <text:list-item>
          <text:p text:style-name="P8">Atributos</text:p>
          <text:list>
            <text:list-item>
              <text:p text:style-name="P10"/>
              <text:p text:style-name="P9"/>
            </text:list-item>
          </text:list>
        </text:list-item>
      </text:list>
      <text:p text:style-name="P5"><text:bookmark-end text:name="__DdeLink__219_1968369728"/></text:p>
      <text:p text:style-name="P7"><text:span text:style-name="T1">Clase</text:span> Usuario Registrados</text:p>
      <text:list xml:id="list1841480458" text:continue-numbering="true" text:style-name="L1">
        <text:list-item>
          <text:p text:style-name="P8">Responsabilidades</text:p>
          <text:list>
            <text:list-item>
              <text:p text:style-name="P9">Generar usuario logueado como entidad</text:p>
            </text:list-item>
          </text:list>
        </text:list-item>
      </text:list>
      <text:p text:style-name="P4"/>
      <text:list xml:id="list262467088" text:continue-numbering="true" text:style-name="L1">
        <text:list-item>
          <text:p text:style-name="P8">Atributos</text:p>
          <text:list>
            <text:list-item>
              <text:p text:style-name="P9">Nombre</text:p>
            </text:list-item>
            <text:list-item>
              <text:p text:style-name="P9">Apellido</text:p>
            </text:list-item>
            <text:list-item>
              <text:p text:style-name="P9"><text:soft-page-break/>Fecha nacimiento</text:p>
            </text:list-item>
            <text:list-item>
              <text:p text:style-name="P9">Contraseña</text:p>
            </text:list-item>
            <text:list-item>
              <text:p text:style-name="P9">Amigos</text:p>
            </text:list-item>
            <text:list-item>
              <text:p text:style-name="P9">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6T22:51:13</dc:date>
    <dc:creator>ing gargantini</dc:creator>
    <meta:editing-duration>PT1H52M47S</meta:editing-duration>
    <meta:editing-cycles>35</meta:editing-cycles>
    <meta:generator>LibreOffice/3.3$Linux LibreOffice_project/330m19$Build-202</meta:generator>
    <meta:document-statistic meta:table-count="0" meta:image-count="0" meta:object-count="0" meta:page-count="2" meta:paragraph-count="33" meta:word-count="139" meta:character-count="849"/>
  </office:meta>
</office:document-meta>
</file>